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afd095" draw:textarea-horizontal-align="justify" draw:textarea-vertical-align="middle" draw:auto-grow-height="false" fo:min-height="45.749cm" fo:min-width="49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35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2.688cm"/>
      <style:paragraph-properties style:writing-mode="lr-tb"/>
    </style:style>
    <style:style style:name="gr4" style:family="graphic" style:parent-style-name="standard">
      <style:graphic-properties svg:stroke-color="#000000" draw:fill-color="#cccccc" draw:textarea-horizontal-align="justify" draw:textarea-vertical-align="middle" draw:auto-grow-height="false" fo:min-height="2.75cm" fo:min-width="4.5cm"/>
      <style:paragraph-properties style:writing-mode="lr-tb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3.75cm" fo:min-width="6.5cm"/>
      <style:paragraph-properties style:writing-mode="lr-tb"/>
    </style:style>
    <style:style style:name="gr6" style:family="graphic" style:parent-style-name="standard">
      <style:graphic-properties svg:stroke-color="#000000" draw:fill-color="#cccccc" draw:textarea-horizontal-align="justify" draw:textarea-vertical-align="middle" draw:auto-grow-height="false" fo:min-height="2.75cm" fo:min-width="5.5cm"/>
      <style:paragraph-properties style:writing-mode="lr-tb"/>
    </style:style>
    <style:style style:name="gr7" style:family="graphic" style:parent-style-name="standard">
      <style:graphic-properties svg:stroke-color="#000000" draw:fill-color="#cccccc" draw:textarea-horizontal-align="justify" draw:textarea-vertical-align="middle" draw:auto-grow-height="false" fo:min-height="3.75cm" fo:min-width="5.496cm"/>
      <style:paragraph-properties style:writing-mode="lr-tb"/>
    </style:style>
    <style:style style:name="gr8" style:family="graphic" style:parent-style-name="standard">
      <style:graphic-properties svg:stroke-color="#000000" draw:fill-color="#cccccc" draw:textarea-horizontal-align="justify" draw:textarea-vertical-align="middle" draw:auto-grow-height="false" fo:min-height="3.75cm" fo:min-width="4.5cm"/>
      <style:paragraph-properties style:writing-mode="lr-tb"/>
    </style:style>
    <style:style style:name="gr9" style:family="graphic" style:parent-style-name="standard">
      <style:graphic-properties svg:stroke-color="#000000" draw:fill-color="#cccccc" draw:textarea-horizontal-align="justify" draw:textarea-vertical-align="middle" draw:auto-grow-height="false" fo:min-height="2.75cm" fo:min-width="34.5cm"/>
      <style:paragraph-properties style:writing-mode="lr-tb"/>
    </style:style>
    <style:style style:name="gr10" style:family="graphic" style:parent-style-name="standard">
      <style:graphic-properties draw:stroke="dash" draw:stroke-dash="Double_20_Dash" svg:stroke-width="0.102cm" svg:stroke-color="#ff0000" draw:marker-start="" draw:marker-start-width="0.36cm" draw:marker-end="Arrow_20_large" draw:marker-end-width="0.36cm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svg:stroke-width="0.102cm" svg:stroke-color="#666666" draw:marker-start="" draw:marker-start-width="0.36cm" draw:marker-end="Arrow_20_large" draw:marker-end-width="0.36cm" draw:textarea-vertical-align="middle" fo:padding-top="0.176cm" fo:padding-bottom="0.176cm" fo:padding-left="0.301cm" fo:padding-right="0.301cm"/>
    </style:style>
    <style:style style:name="gr12" style:family="graphic" style:parent-style-name="standard">
      <style:graphic-properties svg:stroke-width="0.102cm" svg:stroke-color="#000000" draw:marker-start="" draw:marker-start-width="0.36cm" draw:marker-end="" draw:marker-end-width="0.36cm" draw:textarea-vertical-align="middle" fo:padding-top="0.176cm" fo:padding-bottom="0.176cm" fo:padding-left="0.301cm" fo:padding-right="0.301cm"/>
    </style:style>
    <style:style style:name="gr13" style:family="graphic" style:parent-style-name="standard">
      <style:graphic-properties svg:stroke-width="0.159cm" svg:stroke-color="#ff0000" draw:marker-start="" draw:marker-start-width="0.445cm" draw:marker-end="Arrow_20_large" draw:marker-end-width="0.445cm" draw:textarea-vertical-align="middle" fo:padding-top="0.204cm" fo:padding-bottom="0.204cm" fo:padding-left="0.329cm" fo:padding-right="0.329cm"/>
    </style:style>
    <style:style style:name="gr14" style:family="graphic" style:parent-style-name="standard">
      <style:graphic-properties draw:textarea-horizontal-align="justify" draw:textarea-vertical-align="middle" draw:auto-grow-height="false" fo:min-height="0.75cm" fo:min-width="5.5cm"/>
      <style:paragraph-properties style:writing-mode="lr-tb"/>
    </style:style>
    <style:style style:name="gr15" style:family="graphic" style:parent-style-name="standard">
      <style:graphic-properties svg:stroke-width="0.102cm" svg:stroke-color="#ff0000" draw:marker-start="" draw:marker-start-width="0.36cm" draw:marker-end="Arrow_20_large" draw:marker-end-width="0.36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666666" draw:marker-start="Arrow_20_large" draw:marker-start-width="0.36cm" draw:marker-end="Arrow_20_large" draw:marker-end-width="0.36cm" draw:textarea-vertical-align="middle" fo:padding-top="0.176cm" fo:padding-bottom="0.176cm" fo:padding-left="0.301cm" fo:padding-right="0.301cm"/>
    </style:style>
    <style:style style:name="gr17" style:family="graphic" style:parent-style-name="standard">
      <style:graphic-properties draw:stroke="none" svg:stroke-width="0.106cm" svg:stroke-color="#808080" draw:marker-start-width="0.21cm" draw:marker-end-width="0.21cm" draw:fill="none" draw:fill-color="#ffffff" draw:textarea-horizontal-align="left" draw:auto-grow-height="true" draw:auto-grow-width="true" fo:min-height="0.712cm" fo:min-width="2.995cm"/>
      <style:paragraph-properties style:writing-mode="lr-tb"/>
    </style:style>
    <style:style style:name="gr18" style:family="graphic" style:parent-style-name="standard">
      <style:graphic-properties draw:stroke="none" svg:stroke-width="0.106cm" svg:stroke-color="#808080" draw:marker-start-width="0.21cm" draw:marker-end-width="0.21cm" draw:fill="none" draw:fill-color="#ffffff" draw:textarea-horizontal-align="left" draw:auto-grow-height="true" draw:auto-grow-width="true" fo:min-height="0.712cm" fo:min-width="2.923cm"/>
      <style:paragraph-properties style:writing-mode="lr-tb"/>
    </style:style>
    <style:style style:name="gr19" style:family="graphic" style:parent-style-name="objectwithoutfill">
      <style:graphic-properties svg:stroke-width="0.102cm" svg:stroke-color="#ff0000" draw:marker-start="" draw:marker-start-width="0.36cm" draw:marker-end="" draw:marker-end-width="0.36cm" draw:fill="solid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draw:stroke="none" svg:stroke-width="0.106cm" svg:stroke-color="#808080" draw:marker-start-width="0.21cm" draw:marker-end-width="0.21cm" draw:fill="none" draw:fill-color="#ffffff" draw:textarea-horizontal-align="left" draw:auto-grow-height="true" draw:auto-grow-width="true" fo:min-height="0.712cm" fo:min-width="2.398cm"/>
      <style:paragraph-properties style:writing-mode="lr-tb"/>
    </style:style>
    <style:style style:name="gr21" style:family="graphic" style:parent-style-name="standard">
      <style:graphic-properties draw:stroke="none" svg:stroke-width="0.106cm" svg:stroke-color="#808080" draw:marker-start-width="0.21cm" draw:marker-end-width="0.21cm" draw:fill="none" draw:fill-color="#ffffff" draw:textarea-horizontal-align="left" draw:auto-grow-height="true" draw:auto-grow-width="true" fo:min-height="0.712cm" fo:min-width="7.804cm"/>
      <style:paragraph-properties style:writing-mode="lr-tb"/>
    </style:style>
    <style:style style:name="gr22" style:family="graphic" style:parent-style-name="standard">
      <style:graphic-properties draw:stroke="none" svg:stroke-width="0.106cm" svg:stroke-color="#808080" draw:marker-start-width="0.21cm" draw:marker-end-width="0.21cm" draw:fill="none" draw:fill-color="#ffffff" draw:textarea-horizontal-align="left" draw:auto-grow-height="true" draw:auto-grow-width="true" fo:min-height="0.712cm" fo:min-width="8.435cm"/>
      <style:paragraph-properties style:writing-mode="lr-tb"/>
    </style:style>
    <style:style style:name="gr23" style:family="graphic" style:parent-style-name="standard">
      <style:graphic-properties draw:stroke="none" svg:stroke-width="0.106cm" svg:stroke-color="#808080" draw:marker-start-width="0.21cm" draw:marker-end-width="0.21cm" draw:fill="none" draw:fill-color="#ffffff" draw:textarea-horizontal-align="left" draw:auto-grow-height="true" draw:auto-grow-width="true" fo:min-height="0.712cm" fo:min-width="5.18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03cm"/>
      <style:paragraph-properties style:writing-mode="lr-tb"/>
    </style:style>
    <style:style style:name="gr25" style:family="graphic" style:parent-style-name="standard">
      <style:graphic-properties svg:stroke-color="#000000" draw:fill-color="#cccccc" draw:textarea-horizontal-align="justify" draw:textarea-vertical-align="middle" draw:auto-grow-height="false" fo:min-height="2.75cm" fo:min-width="14.5cm"/>
      <style:paragraph-properties style:writing-mode="lr-tb"/>
    </style:style>
    <style:style style:name="gr26" style:family="graphic" style:parent-style-name="standard">
      <style:graphic-properties svg:stroke-width="0.212cm" svg:stroke-color="#ff0000" draw:marker-start="" draw:marker-start-width="0.525cm" draw:marker-end="Arrow_20_large" draw:marker-end-width="0.525cm" draw:textarea-vertical-align="middle" fo:padding-top="0.231cm" fo:padding-bottom="0.231cm" fo:padding-left="0.356cm" fo:padding-right="0.35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5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8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94cm"/>
      <style:paragraph-properties style:writing-mode="lr-tb"/>
    </style:style>
    <style:style style:name="gr31" style:family="graphic" style:parent-style-name="standard">
      <style:graphic-properties svg:stroke-width="0.102cm" svg:stroke-color="#ffff00" draw:marker-start="Arrow_20_large" draw:marker-start-width="0.36cm" draw:marker-end="Arrow_20_large" draw:marker-end-width="0.36cm" draw:textarea-vertical-align="middle" fo:padding-top="0.176cm" fo:padding-bottom="0.176cm" fo:padding-left="0.301cm" fo:padding-right="0.301cm"/>
    </style:style>
    <style:style style:name="gr32" style:family="graphic" style:parent-style-name="standard">
      <style:graphic-properties svg:stroke-width="0.102cm" svg:stroke-color="#00a933" draw:marker-start="Arrow_20_large" draw:marker-start-width="0.36cm" draw:marker-end="Arrow_20_large" draw:marker-end-width="0.36cm" draw:textarea-vertical-align="middle" fo:padding-top="0.176cm" fo:padding-bottom="0.176cm" fo:padding-left="0.301cm" fo:padding-right="0.301cm"/>
    </style:style>
    <style:style style:name="gr33" style:family="graphic" style:parent-style-name="standard">
      <style:graphic-properties draw:stroke="none" svg:stroke-width="0.106cm" svg:stroke-color="#808080" draw:marker-start-width="0.21cm" draw:marker-end-width="0.21cm" draw:fill="none" draw:fill-color="#ffffff" draw:textarea-horizontal-align="left" draw:auto-grow-height="true" draw:auto-grow-width="true" fo:min-height="0.712cm" fo:min-width="3.63cm"/>
      <style:paragraph-properties style:writing-mode="lr-tb"/>
    </style:style>
    <style:style style:name="gr34" style:family="graphic" style:parent-style-name="standard">
      <style:graphic-properties svg:stroke-width="0.102cm" svg:stroke-color="#ff0000" draw:marker-start="" draw:marker-start-width="0.152cm" draw:marker-end-width="0.356cm" draw:textarea-vertical-align="middle" fo:padding-top="0.176cm" fo:padding-bottom="0.176cm" fo:padding-left="0.301cm" fo:padding-right="0.301cm"/>
    </style:style>
    <style:style style:name="gr35" style:family="graphic" style:parent-style-name="standard">
      <style:graphic-properties svg:stroke-color="#000000" draw:fill-color="#cccccc" draw:textarea-horizontal-align="justify" draw:textarea-vertical-align="middle" draw:auto-grow-height="false" fo:min-height="2.75cm" fo:min-width="3.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3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67cm"/>
      <style:paragraph-properties style:writing-mode="lr-tb"/>
    </style:style>
    <style:style style:name="P1" style:family="paragraph">
      <loext:graphic-properties draw:fill="solid" draw:fill-color="#afd095"/>
      <style:paragraph-properties fo:text-align="center"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24pt" fo:font-weight="bold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loext:graphic-properties draw:fill-color="#cccccc"/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ENTRAL MOTHERBOARD" draw:style-name="dp1" draw:master-page-name="Default">
        <draw:custom-shape draw:style-name="gr1" draw:text-style-name="P1" draw:layer="layout" svg:width="50cm" svg:height="45.999cm" svg:x="5cm" svg:y="4.00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" draw:text-style-name="P2" draw:layer="layout" svg:width="12.859cm" svg:height="0.962cm" draw:transform="rotate (1.5707963267949) translate (4cm 31.9cm)">
          <draw:text-box>
            <text:p><text:span text:style-name="T1">TO CENTRAL CHANNEL MOTHERBOARD</text:span></text:p>
          </draw:text-box>
        </draw:frame>
        <draw:frame draw:style-name="gr3" draw:text-style-name="P3" draw:layer="layout" svg:width="23.188cm" svg:height="1.195cm" svg:x="1.96cm" svg:y="2.002cm">
          <draw:text-box>
            <text:p><text:span text:style-name="T2">HARNESS &amp; O2 SENSOR</text:span></text:p>
          </draw:text-box>
        </draw:frame>
        <draw:custom-shape draw:style-name="gr4" draw:text-style-name="P6" xml:id="id14" draw:id="id14" draw:layer="layout" svg:width="5cm" svg:height="3cm" draw:transform="rotate (1.5707963267949) translate (52cm 29cm)">
          <draw:glue-point draw:id="4" svg:x="-5.003cm" svg:y="-1cm"/>
          <draw:glue-point draw:id="5" svg:x="-5.003cm" svg:y="1cm"/>
          <text:p text:style-name="P4">O2 SENSOR</text:p>
          <text:p text:style-name="P4">CONNECTOR</text:p>
          <text:p text:style-name="P5"><text:span text:style-name="T1">(MOLEX - </text:span></text:p>
          <text:p text:style-name="P4">532540370)</text:p>
          <draw:enhanced-geometry svg:viewBox="0 0 21600 21600" draw:type="rectangle" draw:enhanced-path="M 0 0 L 21600 0 21600 21600 0 21600 0 0 Z N"/>
        </draw:custom-shape>
        <draw:custom-shape draw:style-name="gr5" draw:text-style-name="P6" xml:id="id9" draw:id="id9" draw:layer="layout" svg:width="7cm" svg:height="4cm" svg:x="10cm" svg:y="46cm">
          <draw:glue-point draw:id="4" svg:x="-0.714cm" svg:y="-5cm"/>
          <draw:glue-point draw:id="5" svg:x="-2.142cm" svg:y="-5cm"/>
          <draw:glue-point draw:id="6" svg:x="0.714cm" svg:y="-5cm"/>
          <draw:glue-point draw:id="7" svg:x="2.142cm" svg:y="-5cm"/>
          <text:p text:style-name="P4">FLOW SENSOR 2</text:p>
          <text:p text:style-name="P4">CONNECTOR</text:p>
          <text:p text:style-name="P4"><text:span text:style-name="T1">(MOLEX - 532540470)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6" xml:id="id1" draw:id="id1" draw:layer="layout" svg:width="6cm" svg:height="3cm" svg:x="49cm" svg:y="31cm">
          <draw:glue-point draw:id="4" svg:x="-5cm" svg:y="-1.666cm"/>
          <draw:glue-point draw:id="5" svg:x="-5cm" svg:y="1.666cm"/>
          <text:p text:style-name="P4">PINCH VALVE 2</text:p>
          <text:p text:style-name="P4">CONNECTOR</text:p>
          <text:p text:style-name="P5"><text:span text:style-name="T1">(MOLEX - </text:span></text:p>
          <text:p text:style-name="P4">532540270)</text:p>
          <draw:enhanced-geometry svg:viewBox="0 0 21600 21600" draw:type="rectangle" draw:enhanced-path="M 0 0 L 21600 0 21600 21600 0 21600 0 0 Z N"/>
        </draw:custom-shape>
        <draw:custom-shape draw:style-name="gr6" draw:text-style-name="P6" xml:id="id4" draw:id="id4" draw:layer="layout" svg:width="6cm" svg:height="3cm" svg:x="49cm" svg:y="41cm">
          <draw:glue-point draw:id="4" svg:x="-5cm" svg:y="-1.666cm"/>
          <draw:glue-point draw:id="5" svg:x="-5cm" svg:y="1.666cm"/>
          <text:p text:style-name="P4">PINCH VALVE 3</text:p>
          <text:p text:style-name="P4">CONNECTOR</text:p>
          <text:p text:style-name="P5"><text:span text:style-name="T1">(MOLEX - </text:span></text:p>
          <text:p text:style-name="P4">532540270)</text:p>
          <draw:enhanced-geometry svg:viewBox="0 0 21600 21600" draw:type="rectangle" draw:enhanced-path="M 0 0 L 21600 0 21600 21600 0 21600 0 0 Z N"/>
        </draw:custom-shape>
        <draw:custom-shape draw:style-name="gr7" draw:text-style-name="P6" xml:id="id3" draw:id="id3" draw:layer="layout" svg:width="5.996cm" svg:height="4cm" svg:x="49cm" svg:y="35cm">
          <draw:glue-point draw:id="4" svg:x="-5cm" svg:y="-2.5cm"/>
          <draw:glue-point draw:id="5" svg:x="-5cm" svg:y="2.5cm"/>
          <text:p text:style-name="P4">OPTICAL SWITCH 2</text:p>
          <text:p text:style-name="P4">CONNECTOR</text:p>
          <text:p text:style-name="P5"><text:span text:style-name="T1">(MOLEX - </text:span></text:p>
          <text:p text:style-name="P4">532540470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xml:id="id5" draw:id="id5" draw:layer="layout" svg:width="5.996cm" svg:height="4cm" svg:x="49.004cm" svg:y="45cm">
          <draw:glue-point draw:id="4" svg:x="-5.001cm" svg:y="-2.5cm"/>
          <draw:glue-point draw:id="5" svg:x="-5.001cm" svg:y="2.5cm"/>
          <text:p text:style-name="P4">OPTICAL SWITCH 3</text:p>
          <text:p text:style-name="P4">CONNECTOR</text:p>
          <text:p text:style-name="P5"><text:span text:style-name="T1">(MOLEX - </text:span></text:p>
          <text:p text:style-name="P4">532540470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8" draw:id="id8" draw:layer="layout" svg:width="5cm" svg:height="4cm" svg:x="19cm" svg:y="46cm">
          <draw:glue-point draw:id="4" svg:x="1cm" svg:y="-5cm"/>
          <draw:glue-point draw:id="5" svg:x="-1cm" svg:y="-5cm"/>
          <text:p text:style-name="P4">VSO VALVE 1</text:p>
          <text:p text:style-name="P4">CONNECTOR</text:p>
          <text:p text:style-name="P4">(MOLEX – </text:p>
          <text:p text:style-name="P4">0705430200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6" draw:id="id6" draw:layer="layout" svg:width="5cm" svg:height="4cm" svg:x="25.007cm" svg:y="46cm">
          <draw:glue-point draw:id="4" svg:x="1cm" svg:y="-5cm"/>
          <draw:glue-point draw:id="5" svg:x="-1cm" svg:y="-5cm"/>
          <text:p text:style-name="P4">VSO VALVE 2</text:p>
          <text:p text:style-name="P4">CONNECTOR</text:p>
          <text:p text:style-name="P4"><text:span text:style-name="T1">(MOLEX – </text:span></text:p>
          <text:p text:style-name="P4">0705430200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xml:id="id2" draw:id="id2" draw:layer="layout" svg:width="35cm" svg:height="3cm" draw:transform="rotate (1.5707963267949) translate (5cm 43cm)">
          <draw:glue-point draw:id="4" svg:x="-5cm" svg:y="-4.33cm"/>
          <draw:glue-point draw:id="5" svg:x="-5cm" svg:y="-3.66cm"/>
          <draw:glue-point draw:id="6" svg:x="5cm" svg:y="-4.714cm"/>
          <draw:glue-point draw:id="7" svg:x="5cm" svg:y="-4.428cm"/>
          <draw:glue-point draw:id="8" svg:x="5.003cm" svg:y="-3cm"/>
          <draw:glue-point draw:id="9" svg:x="5cm" svg:y="-2.714cm"/>
          <draw:glue-point draw:id="10" svg:x="5cm" svg:y="-2.428cm"/>
          <draw:glue-point draw:id="11" svg:x="5cm" svg:y="-1.285cm"/>
          <draw:glue-point draw:id="12" svg:x="5cm" svg:y="-1cm"/>
          <draw:glue-point draw:id="13" svg:x="5cm" svg:y="-0.714cm"/>
          <draw:glue-point draw:id="14" svg:x="5cm" svg:y="-0.428cm"/>
          <draw:glue-point draw:id="15" svg:x="5cm" svg:y="-0.142cm"/>
          <draw:glue-point draw:id="16" svg:x="5cm" svg:y="0.142cm"/>
          <draw:glue-point draw:id="17" svg:x="5cm" svg:y="0.428cm"/>
          <draw:glue-point draw:id="18" svg:x="5cm" svg:y="0.714cm"/>
          <draw:glue-point draw:id="19" svg:x="5cm" svg:y="1cm"/>
          <draw:glue-point draw:id="20" svg:x="5cm" svg:y="1.285cm"/>
          <draw:glue-point draw:id="21" svg:x="5cm" svg:y="1.571cm"/>
          <draw:glue-point draw:id="22" svg:x="5cm" svg:y="1.857cm"/>
          <draw:glue-point draw:id="23" svg:x="5cm" svg:y="2.142cm"/>
          <draw:glue-point draw:id="24" svg:x="5cm" svg:y="4.714cm"/>
          <draw:glue-point draw:id="25" svg:x="5cm" svg:y="4.428cm"/>
          <draw:glue-point draw:id="26" svg:x="5cm" svg:y="4.142cm"/>
          <draw:glue-point draw:id="27" svg:x="5cm" svg:y="3.857cm"/>
          <draw:glue-point draw:id="28" svg:x="5cm" svg:y="3.571cm"/>
          <draw:glue-point draw:id="29" svg:x="5cm" svg:y="3.285cm"/>
          <draw:glue-point draw:id="30" svg:x="5cm" svg:y="3cm"/>
          <draw:glue-point draw:id="31" svg:x="5cm" svg:y="2.714cm"/>
          <draw:glue-point draw:id="32" svg:x="5.003cm" svg:y="-3.571cm"/>
          <draw:glue-point draw:id="33" svg:x="5cm" svg:y="-3.857cm"/>
          <draw:glue-point draw:id="34" svg:x="5cm" svg:y="-3.285cm"/>
          <draw:glue-point draw:id="35" svg:x="5cm" svg:y="-2.142cm"/>
          <draw:glue-point draw:id="36" svg:x="5cm" svg:y="2.428cm"/>
          <draw:glue-point draw:id="37" svg:x="5cm" svg:y="-1.857cm"/>
          <text:p text:style-name="P4">CONNECTOR <text:span text:style-name="T1">((TE (AMP) – 5535070-4)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draw:line-skew="15.5cm" svg:x1="49cm" svg:y1="32.999cm" svg:x2="8cm" svg:y2="29.997cm" draw:start-shape="id1" draw:start-glue-point="5" draw:end-shape="id2" draw:end-glue-point="20" svg:d="M49000 32999h-5000v-3002h-36000" svg:viewBox="0 0 41001 3003">
          <text:p/>
        </draw:connector>
        <draw:connector draw:style-name="gr11" draw:text-style-name="P7" draw:layer="layout" draw:line-skew="14.5cm" svg:x1="49cm" svg:y1="37cm" svg:x2="8cm" svg:y2="30.998cm" draw:start-shape="id3" draw:start-glue-point="3" draw:end-shape="id2" draw:end-glue-point="21" svg:d="M49000 37000h-6000v-6002h-35000" svg:viewBox="0 0 41001 6003">
          <text:p/>
        </draw:connector>
        <draw:connector draw:style-name="gr10" draw:text-style-name="P7" draw:layer="layout" draw:line-skew="13.5cm" svg:x1="49cm" svg:y1="42.999cm" svg:x2="8cm" svg:y2="31.999cm" draw:start-shape="id4" draw:start-glue-point="5" draw:end-shape="id2" draw:end-glue-point="22" svg:d="M49000 42999h-7000v-11000h-34000" svg:viewBox="0 0 41001 11001">
          <text:p/>
        </draw:connector>
        <draw:connector draw:style-name="gr11" draw:text-style-name="P7" draw:layer="layout" draw:line-skew="12.498cm" svg:x1="49.004cm" svg:y1="47cm" svg:x2="8cm" svg:y2="32.997cm" draw:start-shape="id5" draw:start-glue-point="3" draw:end-shape="id2" draw:end-glue-point="23" svg:d="M49004 47000h-8004v-14003h-33000" svg:viewBox="0 0 41005 14004">
          <text:p/>
        </draw:connector>
        <draw:connector draw:style-name="gr12" draw:text-style-name="P7" draw:layer="layout" draw:line-skew="19.5cm" svg:x1="8cm" svg:y1="33.998cm" svg:x2="49cm" svg:y2="38cm" draw:start-shape="id2" draw:start-glue-point="36" draw:end-shape="id3" draw:end-glue-point="5" svg:d="M8000 33998h40000v4002h1000" svg:viewBox="0 0 41001 4003">
          <text:p/>
        </draw:connector>
        <draw:connector draw:style-name="gr12" draw:text-style-name="P7" draw:layer="layout" draw:line-skew="-0.499cm" svg:x1="49cm" svg:y1="38cm" svg:x2="49.004cm" svg:y2="48cm" draw:start-shape="id3" draw:start-glue-point="5" draw:end-shape="id5" draw:end-glue-point="5" svg:d="M49000 38000h-1000v10000h1004" svg:viewBox="0 0 1005 10001">
          <text:p/>
        </draw:connector>
        <draw:connector draw:style-name="gr13" draw:text-style-name="P7" draw:layer="layout" draw:line-skew="-1.248cm" svg:x1="24cm" svg:y1="42.996cm" svg:x2="27.007cm" svg:y2="46cm" draw:end-shape="id6" draw:end-glue-point="5" svg:d="M24000 42996v4h3007v3000" svg:viewBox="0 0 3008 3005">
          <text:p/>
        </draw:connector>
        <draw:custom-shape draw:style-name="gr14" draw:text-style-name="P4" xml:id="id7" draw:id="id7" draw:layer="layout" svg:width="6cm" svg:height="1cm" svg:x="10.4cm" svg:y="43.002cm">
          <draw:glue-point draw:id="4" svg:x="2.666cm" svg:y="5cm"/>
          <draw:glue-point draw:id="5" svg:x="1cm" svg:y="5cm"/>
          <draw:glue-point draw:id="6" svg:x="-0.666cm" svg:y="5cm"/>
          <draw:glue-point draw:id="7" svg:x="-2.333cm" svg:y="5cm"/>
          <draw:glue-point draw:id="8" svg:x="1cm" svg:y="-5cm"/>
          <draw:glue-point draw:id="9" svg:x="-0.666cm" svg:y="-5cm"/>
          <draw:glue-point draw:id="10" svg:x="2.666cm" svg:y="-5cm"/>
          <draw:glue-point draw:id="11" svg:x="-2.333cm" svg:y="-5cm"/>
          <text:p text:style-name="P4">FILTER</text:p>
          <draw:enhanced-geometry svg:viewBox="0 0 21600 21600" draw:type="rectangle" draw:enhanced-path="M 0 0 L 21600 0 21600 21600 0 21600 0 0 Z N"/>
        </draw:custom-shape>
        <draw:connector draw:style-name="gr15" draw:text-style-name="P7" draw:layer="layout" svg:x1="14.999cm" svg:y1="44.002cm" svg:x2="14.999cm" svg:y2="46.002cm" draw:start-shape="id7" draw:start-glue-point="4" svg:d="M14999 44002v2000" svg:viewBox="0 0 1 2001">
          <text:p/>
        </draw:connector>
        <draw:connector draw:style-name="gr15" draw:text-style-name="P7" draw:layer="layout" svg:x1="15cm" svg:y1="41.002cm" svg:x2="15cm" svg:y2="43.002cm" svg:d="M15000 41002v2000" svg:viewBox="0 0 1 2001">
          <text:p/>
        </draw:connector>
        <draw:connector draw:style-name="gr16" draw:text-style-name="P7" draw:layer="layout" svg:x1="13.999cm" svg:y1="46.002cm" svg:x2="14cm" svg:y2="44.002cm" draw:end-shape="id7" draw:end-glue-point="5" svg:d="M13999 46002v-749h1v-1251" svg:viewBox="0 0 2 2001">
          <text:p/>
        </draw:connector>
        <draw:connector draw:style-name="gr16" draw:text-style-name="P7" draw:layer="layout" svg:x1="13.001cm" svg:y1="46.002cm" svg:x2="13.001cm" svg:y2="44.002cm" draw:end-shape="id7" draw:end-glue-point="6" svg:d="M13001 46002v-2000" svg:viewBox="0 0 1 2001">
          <text:p/>
        </draw:connector>
        <draw:connector draw:style-name="gr16" draw:text-style-name="P7" draw:layer="layout" draw:line-skew="-1.75cm" svg:x1="14cm" svg:y1="43.002cm" svg:x2="8cm" svg:y2="38.999cm" draw:start-shape="id7" draw:start-glue-point="8" svg:d="M14000 43002v-4002h-6000v-1" svg:viewBox="0 0 6001 4004">
          <text:p/>
        </draw:connector>
        <draw:connector draw:style-name="gr16" draw:text-style-name="P7" draw:layer="layout" draw:line-skew="-1.249cm" svg:x1="13.001cm" svg:y1="43.002cm" svg:x2="8cm" svg:y2="39.997cm" draw:start-shape="id7" draw:start-glue-point="9" svg:d="M13001 43002v-3002h-5001v-3" svg:viewBox="0 0 5002 3006">
          <text:p/>
        </draw:connector>
        <draw:connector draw:style-name="gr10" draw:text-style-name="P7" draw:layer="layout" draw:line-skew="-4.248cm" svg:x1="22cm" svg:y1="46cm" svg:x2="8cm" svg:y2="36.997cm" draw:start-shape="id8" draw:start-glue-point="4" svg:d="M22000 46000v-9000h-14000v-3" svg:viewBox="0 0 14001 9004">
          <text:p/>
        </draw:connector>
        <draw:connector draw:style-name="gr10" draw:text-style-name="P7" draw:layer="layout" draw:line-skew="-4.75cm" svg:x1="28.007cm" svg:y1="46cm" svg:x2="8cm" svg:y2="36cm" draw:start-shape="id6" draw:start-glue-point="4" svg:d="M28007 46000v-10000h-20007" svg:viewBox="0 0 20008 10001">
          <text:p/>
        </draw:connector>
        <draw:frame draw:style-name="gr17" draw:text-style-name="P2" draw:layer="layout" svg:width="3.495cm" svg:height="0.962cm" svg:x="9.005cm" svg:y="38.038cm">
          <draw:text-box>
            <text:p><text:span text:style-name="T1">I2C2_SDA</text:span></text:p>
          </draw:text-box>
        </draw:frame>
        <draw:frame draw:style-name="gr18" draw:text-style-name="P2" draw:layer="layout" svg:width="3.423cm" svg:height="0.962cm" svg:x="9cm" svg:y="39.038cm">
          <draw:text-box>
            <text:p><text:span text:style-name="T1">I2C2_SCL</text:span></text:p>
          </draw:text-box>
        </draw:frame>
        <draw:line draw:style-name="gr19" draw:text-style-name="P8" draw:layer="layout" svg:x1="15cm" svg:y1="41cm" svg:x2="18cm" svg:y2="41cm">
          <text:p/>
        </draw:line>
        <draw:frame draw:style-name="gr20" draw:text-style-name="P2" draw:layer="layout" svg:width="2.898cm" svg:height="0.962cm" svg:x="15cm" svg:y="40.038cm">
          <draw:text-box>
            <text:p><text:span text:style-name="T1">5 VDC</text:span></text:p>
          </draw:text-box>
        </draw:frame>
        <draw:connector draw:style-name="gr13" draw:text-style-name="P7" draw:layer="layout" svg:x1="44.995cm" svg:y1="32.003cm" svg:x2="49cm" svg:y2="32cm" svg:d="M44995 32003h1752v-3h2253" svg:viewBox="0 0 4006 4">
          <text:p/>
        </draw:connector>
        <draw:connector draw:style-name="gr13" draw:text-style-name="P7" draw:layer="layout" svg:x1="45cm" svg:y1="42.003cm" svg:x2="49.005cm" svg:y2="42cm" svg:d="M45000 42003h1752v-3h2253" svg:viewBox="0 0 4006 4">
          <text:p/>
        </draw:connector>
        <draw:frame draw:style-name="gr20" draw:text-style-name="P2" draw:layer="layout" svg:width="2.898cm" svg:height="0.962cm" svg:x="45.002cm" svg:y="31.038cm">
          <draw:text-box>
            <text:p><text:span text:style-name="T1">12 VDC</text:span></text:p>
          </draw:text-box>
        </draw:frame>
        <draw:frame draw:style-name="gr20" draw:text-style-name="P2" draw:layer="layout" svg:width="2.898cm" svg:height="0.962cm" svg:x="45cm" svg:y="41.038cm">
          <draw:text-box>
            <text:p><text:span text:style-name="T1">12 VDC</text:span></text:p>
          </draw:text-box>
        </draw:frame>
        <draw:connector draw:style-name="gr12" draw:text-style-name="P7" draw:layer="layout" svg:x1="12.001cm" svg:y1="44.002cm" svg:x2="12.001cm" svg:y2="46cm" draw:start-shape="id7" draw:start-glue-point="7" draw:end-shape="id9" draw:end-glue-point="5" svg:d="M12001 44002v1998" svg:viewBox="0 0 1 1999">
          <text:p/>
        </draw:connector>
        <draw:frame draw:style-name="gr20" draw:text-style-name="P2" draw:layer="layout" svg:width="2.898cm" svg:height="0.962cm" svg:x="24.009cm" svg:y="42.038cm">
          <draw:text-box>
            <text:p><text:span text:style-name="T1">12 VDC</text:span></text:p>
          </draw:text-box>
        </draw:frame>
        <draw:connector draw:style-name="gr13" draw:text-style-name="P7" draw:layer="layout" draw:line-skew="-1.248cm" svg:x1="18cm" svg:y1="42.996cm" svg:x2="21.007cm" svg:y2="46cm" svg:d="M18000 42996v4h3007v3000" svg:viewBox="0 0 3008 3005">
          <text:p/>
        </draw:connector>
        <draw:frame draw:style-name="gr20" draw:text-style-name="P2" draw:layer="layout" svg:width="2.898cm" svg:height="0.962cm" svg:x="18.009cm" svg:y="42.038cm">
          <draw:text-box>
            <text:p><text:span text:style-name="T1">12 VDC</text:span></text:p>
          </draw:text-box>
        </draw:frame>
        <draw:frame draw:style-name="gr21" draw:text-style-name="P2" draw:layer="layout" svg:width="8.304cm" svg:height="0.962cm" svg:x="9cm" svg:y="36.038cm">
          <draw:text-box>
            <text:p><text:span text:style-name="T1">VSO_1_VALVE_CONTROL</text:span></text:p>
          </draw:text-box>
        </draw:frame>
        <draw:frame draw:style-name="gr21" draw:text-style-name="P2" draw:layer="layout" svg:width="8.304cm" svg:height="0.962cm" svg:x="8.996cm" svg:y="35cm">
          <draw:text-box>
            <text:p><text:span text:style-name="T1">VSO_2_VALVE_CONTROL</text:span></text:p>
          </draw:text-box>
        </draw:frame>
        <draw:frame draw:style-name="gr22" draw:text-style-name="P2" draw:layer="layout" svg:width="8.935cm" svg:height="0.962cm" svg:x="9.035cm" svg:y="29cm">
          <draw:text-box>
            <text:p><text:span text:style-name="T1">PINCH_VALVE_2_CONTROL</text:span></text:p>
          </draw:text-box>
        </draw:frame>
        <draw:frame draw:style-name="gr22" draw:text-style-name="P2" draw:layer="layout" svg:width="8.935cm" svg:height="0.962cm" svg:x="9.035cm" svg:y="31cm">
          <draw:text-box>
            <text:p><text:span text:style-name="T1">PINCH_VALVE_3_CONTROL</text:span></text:p>
          </draw:text-box>
        </draw:frame>
        <draw:frame draw:style-name="gr23" draw:text-style-name="P2" draw:layer="layout" svg:width="5.688cm" svg:height="0.962cm" svg:x="9.035cm" svg:y="30cm">
          <draw:text-box>
            <text:p><text:span text:style-name="T1">LIMIT_SWITCH_2</text:span></text:p>
          </draw:text-box>
        </draw:frame>
        <draw:frame draw:style-name="gr23" draw:text-style-name="P2" draw:layer="layout" svg:width="5.688cm" svg:height="0.962cm" svg:x="9.047cm" svg:y="32cm">
          <draw:text-box>
            <text:p><text:span text:style-name="T1">LIMIT_SWITCH_3</text:span></text:p>
          </draw:text-box>
        </draw:frame>
        <draw:frame draw:style-name="gr24" draw:text-style-name="P2" draw:layer="layout" svg:width="5.303cm" svg:height="0.962cm" svg:x="9cm" svg:y="18.038cm">
          <draw:text-box>
            <text:p><text:span text:style-name="T1">RESET + BOOT </text:span></text:p>
          </draw:text-box>
        </draw:frame>
        <draw:connector draw:style-name="gr16" draw:text-style-name="P7" draw:layer="layout" svg:x1="31.999cm" svg:y1="7cm" svg:x2="8cm" svg:y2="17.002cm" draw:start-shape="id10" draw:start-glue-point="11" draw:end-shape="id2" draw:end-glue-point="10" svg:d="M31999 7000v10002h-23999" svg:viewBox="0 0 24000 10003">
          <text:p/>
        </draw:connector>
        <draw:connector draw:style-name="gr16" draw:text-style-name="P7" draw:layer="layout" svg:x1="31cm" svg:y1="7cm" svg:x2="8cm" svg:y2="16.001cm" draw:start-shape="id10" draw:start-glue-point="5" draw:end-shape="id2" draw:end-glue-point="9" svg:d="M31000 7000v9001h-23000" svg:viewBox="0 0 23001 9002">
          <text:p/>
        </draw:connector>
        <draw:frame draw:style-name="gr17" draw:text-style-name="P2" draw:layer="layout" svg:width="3.495cm" svg:height="0.962cm" svg:x="9.005cm" svg:y="15.1cm">
          <draw:text-box>
            <text:p><text:span text:style-name="T1">D-</text:span></text:p>
          </draw:text-box>
        </draw:frame>
        <draw:frame draw:style-name="gr18" draw:text-style-name="P2" draw:layer="layout" svg:width="3.423cm" svg:height="0.962cm" svg:x="9cm" svg:y="16.1cm">
          <draw:text-box>
            <text:p><text:span text:style-name="T1">D+</text:span></text:p>
          </draw:text-box>
        </draw:frame>
        <draw:custom-shape draw:style-name="gr25" draw:text-style-name="P6" xml:id="id10" draw:id="id10" draw:layer="layout" svg:width="15cm" svg:height="3cm" svg:x="22cm" svg:y="4cm">
          <draw:glue-point draw:id="4" svg:x="-1cm" svg:y="5cm"/>
          <draw:glue-point draw:id="5" svg:x="1cm" svg:y="5cm"/>
          <draw:glue-point draw:id="6" svg:x="-0.333cm" svg:y="5cm"/>
          <draw:glue-point draw:id="7" svg:x="-4.333cm" svg:y="5.003cm"/>
          <draw:glue-point draw:id="8" svg:x="-3.666cm" svg:y="5cm"/>
          <draw:glue-point draw:id="9" svg:x="-2.333cm" svg:y="5cm"/>
          <draw:glue-point draw:id="10" svg:x="-1.666cm" svg:y="5cm"/>
          <draw:glue-point draw:id="11" svg:x="1.666cm" svg:y="5cm"/>
          <draw:glue-point draw:id="12" svg:x="2.333cm" svg:y="5cm"/>
          <draw:glue-point draw:id="13" svg:x="3cm" svg:y="5cm"/>
          <text:p text:style-name="P4">CONNECTOR</text:p>
          <text:p text:style-name="P5"><text:span text:style-name="T1">((TE (AMP) -</text:span></text:p>
          <text:p text:style-name="P5"><text:span text:style-name="T1">5535070-4)</text:span></text:p>
          <draw:enhanced-geometry svg:viewBox="0 0 21600 21600" draw:type="rectangle" draw:enhanced-path="M 0 0 L 21600 0 21600 21600 0 21600 0 0 Z N"/>
        </draw:custom-shape>
        <draw:connector draw:style-name="gr26" draw:text-style-name="P7" draw:layer="layout" svg:x1="8cm" svg:y1="9.001cm" svg:x2="23.001cm" svg:y2="7cm" draw:start-shape="id2" draw:start-glue-point="6" draw:end-shape="id10" draw:end-glue-point="7" svg:d="M8000 9001h15001v-2001" svg:viewBox="0 0 15002 2002">
          <text:p/>
        </draw:connector>
        <draw:connector draw:style-name="gr12" draw:text-style-name="P7" draw:layer="layout" svg:x1="8cm" svg:y1="10.002cm" svg:x2="24.001cm" svg:y2="7cm" draw:start-shape="id2" draw:start-glue-point="7" draw:end-shape="id10" draw:end-glue-point="8" svg:d="M8000 10002h16001v-3002" svg:viewBox="0 0 16002 3003">
          <text:p/>
        </draw:connector>
        <draw:frame draw:style-name="gr27" draw:text-style-name="P2" draw:layer="layout" svg:width="1.526cm" svg:height="0.962cm" svg:x="9cm" svg:y="11.038cm">
          <draw:text-box>
            <text:p><text:span text:style-name="T1">TX-</text:span></text:p>
          </draw:text-box>
        </draw:frame>
        <draw:frame draw:style-name="gr28" draw:text-style-name="P2" draw:layer="layout" svg:width="1.755cm" svg:height="0.962cm" svg:x="9cm" svg:y="14.038cm">
          <draw:text-box>
            <text:p><text:span text:style-name="T1">RX+</text:span></text:p>
          </draw:text-box>
        </draw:frame>
        <draw:frame draw:style-name="gr29" draw:text-style-name="P2" draw:layer="layout" svg:width="1.687cm" svg:height="0.962cm" svg:x="9.013cm" svg:y="12.038cm">
          <draw:text-box>
            <text:p><text:span text:style-name="T1">TX+</text:span></text:p>
          </draw:text-box>
        </draw:frame>
        <draw:frame draw:style-name="gr30" draw:text-style-name="P2" draw:layer="layout" svg:width="1.594cm" svg:height="0.962cm" svg:x="9.006cm" svg:y="13.038cm">
          <draw:text-box>
            <text:p><text:span text:style-name="T1">RX-</text:span></text:p>
          </draw:text-box>
        </draw:frame>
        <draw:connector draw:style-name="gr31" draw:text-style-name="P7" draw:layer="layout" svg:x1="8cm" svg:y1="12.001cm" svg:x2="26.001cm" svg:y2="7cm" draw:start-shape="id2" draw:start-glue-point="33" draw:end-shape="id10" draw:end-glue-point="9" svg:d="M8000 12001h18001v-5001" svg:viewBox="0 0 18002 5002">
          <text:p/>
        </draw:connector>
        <draw:connector draw:style-name="gr31" draw:text-style-name="P7" draw:layer="layout" svg:x1="8cm" svg:y1="13.002cm" svg:x2="27.001cm" svg:y2="7cm" draw:start-shape="id2" draw:start-glue-point="32" draw:end-shape="id10" draw:end-glue-point="10" svg:d="M8000 13002h19001v-6002" svg:viewBox="0 0 19002 6003">
          <text:p/>
        </draw:connector>
        <draw:connector draw:style-name="gr32" draw:text-style-name="P7" draw:layer="layout" svg:x1="8cm" svg:y1="14.003cm" svg:x2="28cm" svg:y2="7cm" draw:start-shape="id2" draw:start-glue-point="34" draw:end-shape="id10" draw:end-glue-point="4" svg:d="M8000 14003h20000v-7003" svg:viewBox="0 0 20001 7004">
          <text:p/>
        </draw:connector>
        <draw:connector draw:style-name="gr32" draw:text-style-name="P7" draw:layer="layout" svg:x1="8cm" svg:y1="15cm" svg:x2="29.001cm" svg:y2="7cm" draw:start-shape="id2" draw:start-glue-point="8" draw:end-shape="id10" draw:end-glue-point="6" svg:d="M8000 15000h21001v-8000" svg:viewBox="0 0 21002 8001">
          <text:p/>
        </draw:connector>
        <draw:frame draw:style-name="gr20" draw:text-style-name="P2" draw:layer="layout" svg:width="2.898cm" svg:height="0.962cm" svg:x="9.002cm" svg:y="17.038cm">
          <draw:text-box>
            <text:p><text:span text:style-name="T1">VBUS</text:span></text:p>
          </draw:text-box>
        </draw:frame>
        <draw:frame draw:style-name="gr33" draw:text-style-name="P2" draw:layer="layout" svg:width="4.13cm" svg:height="0.962cm" svg:x="9cm" svg:y="8.038cm">
          <draw:text-box>
            <text:p><text:span text:style-name="T1">18 – 24 VDC</text:span></text:p>
          </draw:text-box>
        </draw:frame>
        <draw:connector draw:style-name="gr34" draw:text-style-name="P7" draw:layer="layout" svg:x1="8cm" svg:y1="18.003cm" svg:x2="32.999cm" svg:y2="7cm" draw:start-shape="id2" draw:start-glue-point="35" draw:end-shape="id10" draw:end-glue-point="12" svg:d="M8000 18003h24999v-11003" svg:viewBox="0 0 25000 11004">
          <text:p/>
        </draw:connector>
        <draw:connector draw:style-name="gr16" draw:text-style-name="P7" draw:layer="layout" svg:x1="34cm" svg:y1="7cm" svg:x2="8cm" svg:y2="19.001cm" draw:start-shape="id10" draw:start-glue-point="13" draw:end-shape="id2" draw:end-glue-point="37" svg:d="M34000 7000v12001h-26000" svg:viewBox="0 0 26001 12002">
          <text:p/>
        </draw:connector>
        <draw:connector draw:style-name="gr13" draw:text-style-name="P7" draw:layer="layout" svg:x1="8cm" svg:y1="27.001cm" svg:x2="12.003cm" svg:y2="27cm" svg:d="M8000 27001h2252v-1h1751" svg:viewBox="0 0 4004 2">
          <text:p/>
        </draw:connector>
        <draw:connector draw:style-name="gr15" draw:text-style-name="P7" draw:layer="layout" svg:x1="8cm" svg:y1="28.002cm" svg:x2="12.005cm" svg:y2="27.996cm" svg:d="M8000 28002h2253v-6h1752" svg:viewBox="0 0 4006 7">
          <text:p/>
        </draw:connector>
        <draw:frame draw:style-name="gr20" draw:text-style-name="P2" draw:layer="layout" svg:width="2.898cm" svg:height="0.962cm" svg:x="9cm" svg:y="26.038cm">
          <draw:text-box>
            <text:p><text:span text:style-name="T1">12 VDC</text:span></text:p>
          </draw:text-box>
        </draw:frame>
        <draw:frame draw:style-name="gr20" draw:text-style-name="P2" draw:layer="layout" svg:width="2.898cm" svg:height="0.962cm" svg:x="9.002cm" svg:y="28.038cm">
          <draw:text-box>
            <text:p><text:span text:style-name="T1">3.3 VDC</text:span></text:p>
          </draw:text-box>
        </draw:frame>
        <draw:frame draw:style-name="gr20" draw:text-style-name="P2" draw:layer="layout" svg:width="2.898cm" svg:height="0.962cm" svg:x="9.002cm" svg:y="27.038cm">
          <draw:text-box>
            <text:p><text:span text:style-name="T1">5 VDC</text:span></text:p>
          </draw:text-box>
        </draw:frame>
        <draw:connector draw:style-name="gr15" draw:text-style-name="P7" draw:layer="layout" svg:x1="8cm" svg:y1="29cm" svg:x2="12.005cm" svg:y2="28.994cm" svg:d="M8000 29000h2253v-6h1752" svg:viewBox="0 0 4006 7">
          <text:p/>
        </draw:connector>
        <draw:frame draw:style-name="gr17" draw:text-style-name="P2" draw:layer="layout" svg:width="3.495cm" svg:height="0.962cm" svg:x="9.005cm" svg:y="21.038cm">
          <draw:text-box>
            <text:p><text:span text:style-name="T1">I2C2_SDA</text:span></text:p>
          </draw:text-box>
        </draw:frame>
        <draw:frame draw:style-name="gr18" draw:text-style-name="P2" draw:layer="layout" svg:width="3.423cm" svg:height="0.962cm" svg:x="9cm" svg:y="22.038cm">
          <draw:text-box>
            <text:p><text:span text:style-name="T1">I2C2_SCL</text:span></text:p>
          </draw:text-box>
        </draw:frame>
        <draw:custom-shape draw:style-name="gr35" draw:text-style-name="P6" xml:id="id11" draw:id="id11" draw:layer="layout" svg:width="4cm" svg:height="3cm" svg:x="30cm" svg:y="21cm">
          <draw:glue-point draw:id="4" svg:x="-2.5cm" svg:y="5cm"/>
          <draw:glue-point draw:id="5" svg:x="2.5cm" svg:y="5cm"/>
          <draw:glue-point draw:id="6" svg:x="-5cm" svg:y="-1.666cm"/>
          <draw:glue-point draw:id="7" svg:x="-5cm" svg:y="1.666cm"/>
          <text:p text:style-name="P4">DAC</text:p>
          <text:p text:style-name="P4">(DAC60501Z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6" xml:id="id12" draw:id="id12" draw:layer="layout" svg:width="4cm" svg:height="3cm" svg:x="30cm" svg:y="25cm">
          <draw:glue-point draw:id="4" svg:x="5.002cm" svg:y="1.666cm"/>
          <draw:glue-point draw:id="5" svg:x="5cm" svg:y="-1.666cm"/>
          <draw:glue-point draw:id="6" svg:x="-5cm" svg:y="-1.666cm"/>
          <draw:glue-point draw:id="7" svg:x="-5cm" svg:y="1.666cm"/>
          <text:p text:style-name="P4">ADC</text:p>
          <text:p text:style-name="P4">(ADS1015)</text:p>
          <draw:enhanced-geometry svg:viewBox="0 0 21600 21600" draw:type="rectangle" draw:enhanced-path="M 0 0 L 21600 0 21600 21600 0 21600 0 0 Z N"/>
        </draw:custom-shape>
        <draw:connector draw:style-name="gr16" draw:text-style-name="P7" draw:layer="layout" svg:x1="30cm" svg:y1="22.001cm" svg:x2="8cm" svg:y2="22cm" draw:start-shape="id11" draw:start-glue-point="6" draw:end-shape="id2" draw:end-glue-point="12" svg:d="M30000 22001h-11000v-1h-11000" svg:viewBox="0 0 22001 2">
          <text:p/>
        </draw:connector>
        <draw:connector draw:style-name="gr16" draw:text-style-name="P7" draw:layer="layout" svg:x1="30cm" svg:y1="22.999cm" svg:x2="8cm" svg:y2="23.001cm" draw:start-shape="id11" draw:start-glue-point="7" draw:end-shape="id2" draw:end-glue-point="13" svg:d="M30000 22999h-11000v2h-11000" svg:viewBox="0 0 22001 3">
          <text:p/>
        </draw:connector>
        <draw:connector draw:style-name="gr16" draw:text-style-name="P7" draw:layer="layout" draw:line-skew="-2.499cm" svg:x1="30cm" svg:y1="22.001cm" svg:x2="30cm" svg:y2="26.999cm" draw:start-shape="id11" draw:start-glue-point="6" draw:end-shape="id12" draw:end-glue-point="7" svg:d="M30000 22001h-3000v4998h3000" svg:viewBox="0 0 3001 4999">
          <text:p/>
        </draw:connector>
        <draw:connector draw:style-name="gr16" draw:text-style-name="P7" draw:layer="layout" draw:line-skew="-1.499cm" svg:x1="30cm" svg:y1="22.999cm" svg:x2="30cm" svg:y2="26.001cm" draw:start-shape="id11" draw:start-glue-point="7" draw:end-shape="id12" draw:end-glue-point="6" svg:d="M30000 22999h-2000v3002h2000" svg:viewBox="0 0 2001 3003">
          <text:p/>
        </draw:connector>
        <draw:custom-shape draw:style-name="gr35" draw:text-style-name="P6" xml:id="id17" draw:id="id17" draw:layer="layout" svg:width="4cm" svg:height="3cm" svg:x="38cm" svg:y="19cm">
          <draw:glue-point draw:id="4" svg:x="-2.5cm" svg:y="5cm"/>
          <draw:glue-point draw:id="5" svg:x="2.5cm" svg:y="5cm"/>
          <text:p text:style-name="P4">DIFF.</text:p>
          <text:p text:style-name="P4">AMPLIFIER</text:p>
          <text:p text:style-name="P4">(LTC6241)</text:p>
          <draw:enhanced-geometry svg:viewBox="0 0 21600 21600" draw:type="rectangle" draw:enhanced-path="M 0 0 L 21600 0 21600 21600 0 21600 0 0 Z N"/>
        </draw:custom-shape>
        <draw:frame draw:style-name="gr36" draw:text-style-name="P2" draw:layer="layout" svg:width="4.134cm" svg:height="0.962cm" svg:x="34.766cm" svg:y="19.5cm">
          <draw:text-box>
            <text:p><text:span text:style-name="T1">VREF</text:span></text:p>
          </draw:text-box>
        </draw:frame>
        <draw:custom-shape draw:style-name="gr35" draw:text-style-name="P6" xml:id="id13" draw:id="id13" draw:layer="layout" svg:width="4cm" svg:height="3cm" svg:x="43cm" svg:y="25cm">
          <draw:glue-point draw:id="4" svg:x="-5cm" svg:y="1.666cm"/>
          <draw:glue-point draw:id="5" svg:x="5cm" svg:y="-1.666cm"/>
          <draw:glue-point draw:id="6" svg:x="5cm" svg:y="1.666cm"/>
          <text:p text:style-name="P4">DIFF.</text:p>
          <text:p text:style-name="P4">AMPLIFIER</text:p>
          <text:p text:style-name="P4">(LTC6241)</text:p>
          <draw:enhanced-geometry svg:viewBox="0 0 21600 21600" draw:type="rectangle" draw:enhanced-path="M 0 0 L 21600 0 21600 21600 0 21600 0 0 Z N"/>
        </draw:custom-shape>
        <draw:connector draw:style-name="gr15" draw:text-style-name="P7" draw:layer="layout" svg:x1="43cm" svg:y1="26.999cm" svg:x2="34cm" svg:y2="26.999cm" draw:start-shape="id13" draw:start-glue-point="4" draw:end-shape="id12" draw:end-glue-point="4" svg:d="M43000 26999h-9000" svg:viewBox="0 0 9001 1">
          <text:p/>
        </draw:connector>
        <draw:connector draw:style-name="gr15" draw:text-style-name="P7" draw:layer="layout" svg:x1="52cm" svg:y1="26cm" svg:x2="47cm" svg:y2="26.001cm" draw:start-shape="id14" draw:start-glue-point="4" draw:end-shape="id13" draw:end-glue-point="5" svg:d="M52000 26000h-2500v1h-2500" svg:viewBox="0 0 5001 2">
          <text:p/>
        </draw:connector>
        <draw:connector draw:style-name="gr12" draw:text-style-name="P7" draw:layer="layout" svg:x1="47cm" svg:y1="26.999cm" svg:x2="52cm" svg:y2="27cm" draw:start-shape="id13" draw:start-glue-point="6" draw:end-shape="id14" draw:end-glue-point="5" svg:d="M47000 26999h2500v1h2500" svg:viewBox="0 0 5001 2">
          <text:p/>
        </draw:connector>
        <draw:custom-shape draw:style-name="gr35" draw:text-style-name="P6" xml:id="id16" draw:id="id16" draw:layer="layout" svg:width="4cm" svg:height="3cm" svg:x="45cm" svg:y="19cm">
          <draw:glue-point draw:id="4" svg:x="-5cm" svg:y="1.666cm"/>
          <draw:glue-point draw:id="5" svg:x="5cm" svg:y="-1.666cm"/>
          <draw:glue-point draw:id="6" svg:x="5cm" svg:y="1.666cm"/>
          <text:p text:style-name="P4">DIFF.</text:p>
          <text:p text:style-name="P4">AMPLIFIER</text:p>
          <text:p text:style-name="P4">(LTC6241)</text:p>
          <draw:enhanced-geometry svg:viewBox="0 0 21600 21600" draw:type="rectangle" draw:enhanced-path="M 0 0 L 21600 0 21600 21600 0 21600 0 0 Z N"/>
        </draw:custom-shape>
        <draw:connector draw:style-name="gr15" draw:text-style-name="P7" draw:layer="layout" svg:x1="52cm" svg:y1="20cm" svg:x2="49cm" svg:y2="20.001cm" draw:start-shape="id15" draw:start-glue-point="4" draw:end-shape="id16" draw:end-glue-point="5" svg:d="M52000 20000h-1500v1h-1500" svg:viewBox="0 0 3001 2">
          <text:p/>
        </draw:connector>
        <draw:connector draw:style-name="gr12" draw:text-style-name="P7" draw:layer="layout" svg:x1="49cm" svg:y1="20.999cm" svg:x2="52cm" svg:y2="21cm" draw:start-shape="id16" draw:start-glue-point="6" draw:end-shape="id15" draw:end-glue-point="5" svg:d="M49000 20999h1500v1h1500" svg:viewBox="0 0 3001 2">
          <text:p/>
        </draw:connector>
        <draw:custom-shape draw:style-name="gr4" draw:text-style-name="P6" xml:id="id15" draw:id="id15" draw:layer="layout" svg:width="5cm" svg:height="3cm" draw:transform="rotate (1.5707963267949) translate (52cm 23cm)">
          <draw:glue-point draw:id="4" svg:x="-5.003cm" svg:y="-1cm"/>
          <draw:glue-point draw:id="5" svg:x="-5.003cm" svg:y="1cm"/>
          <text:p text:style-name="P4">O2 SENSOR</text:p>
          <text:p text:style-name="P4">CONNECTOR</text:p>
          <text:p text:style-name="P5"><text:span text:style-name="T1">(MOLEX - </text:span></text:p>
          <text:p text:style-name="P4">532540370)</text:p>
          <draw:enhanced-geometry svg:viewBox="0 0 21600 21600" draw:type="rectangle" draw:enhanced-path="M 0 0 L 21600 0 21600 21600 0 21600 0 0 Z N"/>
        </draw:custom-shape>
        <draw:connector draw:style-name="gr15" draw:text-style-name="P7" draw:layer="layout" draw:line-skew="-1cm" svg:x1="34cm" svg:y1="22.5cm" svg:x2="38cm" svg:y2="20.5cm" draw:start-shape="id11" draw:start-glue-point="1" draw:end-shape="id17" draw:end-glue-point="3" svg:d="M34000 22500h1000v-2000h3000" svg:viewBox="0 0 4001 2001">
          <text:p/>
        </draw:connector>
        <draw:connector draw:style-name="gr15" draw:text-style-name="P7" draw:layer="layout" svg:x1="45cm" svg:y1="20.5cm" svg:x2="42cm" svg:y2="20.5cm" draw:start-shape="id16" draw:start-glue-point="3" draw:end-shape="id17" draw:end-glue-point="1" svg:d="M45000 20500h-3000" svg:viewBox="0 0 3001 1">
          <text:p/>
        </draw:connector>
        <draw:connector draw:style-name="gr15" draw:text-style-name="P7" draw:layer="layout" svg:x1="40cm" svg:y1="22cm" svg:x2="34cm" svg:y2="26.001cm" draw:start-shape="id17" draw:start-glue-point="2" draw:end-shape="id12" draw:end-glue-point="5" svg:d="M40000 22000v4001h-6000" svg:viewBox="0 0 6001 4002">
          <text:p/>
        </draw:connector>
        <draw:frame draw:style-name="gr36" draw:text-style-name="P2" draw:layer="layout" svg:width="4.134cm" svg:height="0.962cm" svg:x="34.966cm" svg:y="25.038cm">
          <draw:text-box>
            <text:p><text:span text:style-name="T1">OPTION A</text:span></text:p>
          </draw:text-box>
        </draw:frame>
        <draw:frame draw:style-name="gr36" draw:text-style-name="P2" draw:layer="layout" svg:width="4.134cm" svg:height="0.962cm" svg:x="34.966cm" svg:y="26cm">
          <draw:text-box>
            <text:p><text:span text:style-name="T1">OPTION B</text:span></text:p>
          </draw:text-box>
        </draw:frame>
        <draw:frame draw:style-name="gr37" draw:text-style-name="P2" draw:layer="layout" svg:width="8.567cm" svg:height="1.673cm" svg:x="55.033cm" svg:y="31.727cm">
          <draw:text-box>
            <text:p><text:span text:style-name="T1">TO </text:span></text:p>
            <text:p><text:span text:style-name="T1">PM-L65 (2)</text:span></text:p>
          </draw:text-box>
        </draw:frame>
        <draw:frame draw:style-name="gr37" draw:text-style-name="P2" draw:layer="layout" svg:width="8.567cm" svg:height="1.673cm" svg:x="55.033cm" svg:y="46.2cm">
          <draw:text-box>
            <text:p><text:span text:style-name="T1">TO </text:span></text:p>
            <text:p><text:span text:style-name="T1">PM-L65 (3)</text:span></text:p>
          </draw:text-box>
        </draw:frame>
        <draw:connector draw:style-name="gr13" draw:text-style-name="P7" draw:layer="layout" svg:x1="44.995cm" svg:y1="36cm" svg:x2="49cm" svg:y2="35.997cm" svg:d="M44995 36000h1752v-3h2253" svg:viewBox="0 0 4006 4">
          <text:p/>
        </draw:connector>
        <draw:frame draw:style-name="gr20" draw:text-style-name="P2" draw:layer="layout" svg:width="2.898cm" svg:height="0.962cm" svg:x="45.002cm" svg:y="35.035cm">
          <draw:text-box>
            <text:p><text:span text:style-name="T1">12 VDC</text:span></text:p>
          </draw:text-box>
        </draw:frame>
        <draw:connector draw:style-name="gr13" draw:text-style-name="P7" draw:layer="layout" svg:x1="45cm" svg:y1="46cm" svg:x2="49.005cm" svg:y2="45.997cm" svg:d="M45000 46000h1752v-3h2253" svg:viewBox="0 0 4006 4">
          <text:p/>
        </draw:connector>
        <draw:frame draw:style-name="gr20" draw:text-style-name="P2" draw:layer="layout" svg:width="2.898cm" svg:height="0.962cm" svg:x="45.007cm" svg:y="45.035cm">
          <draw:text-box>
            <text:p><text:span text:style-name="T1">12 VDC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051cm" draw:marker-start-center="false" draw:marker-end="Arrow" draw:marker-end-width="0.051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marker-start-width="0.152cm" draw:marker-end-width="0.15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30T21:07:00.280000000</meta:creation-date>
    <dc:date>2020-09-28T12:01:19.551000000</dc:date>
    <meta:editing-duration>PT16H50M57S</meta:editing-duration>
    <meta:editing-cycles>73</meta:editing-cycles>
    <meta:generator>LibreOffice/7.0.1.2$Windows_X86_64 LibreOffice_project/7cbcfc562f6eb6708b5ff7d7397325de9e764452</meta:generator>
    <meta:print-date>2020-08-31T10:32:00.135000000</meta:print-date>
    <meta:document-statistic meta:object-count="101"/>
  </office:meta>
</office:document-meta>
</file>